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tériel à prévoir</text:h>
      <text:p text:style-name="Standard"/>
      <text:p text:style-name="Standard">Rallonge téléphone “gigogne”</text:p>
      <text:p text:style-name="Standard">Parafoudre téléphonique</text:p>
      <text:h text:style-name="Heading_20_1" text:outline-level="1">Logiciels à prévoir</text:h>
      <text:p text:style-name="Standard"/>
      <text:p text:style-name="Standard">XAMP</text:p>
      <text:p text:style-name="Standard">Nagios</text:p>
      <text:p text:style-name="Standard">Plugin nagios pour générer appel téléphon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oissier</meta:initial-creator>
    <meta:creation-date>2008-03-07T12:15:39</meta:creation-date>
    <dc:creator>boissier</dc:creator>
    <dc:date>2008-03-07T12:17:48</dc:date>
    <dc:language>en-US</dc:language>
    <meta:editing-cycles>2</meta:editing-cycles>
    <meta:editing-duration>PT2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9" meta:character-count="143"/>
  </office:meta>
</office:document-meta>
</file>